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2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3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33% 58%" style:font-name="Liberation Sans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cm" svg:height="1.3cm" svg:x="4.3cm" svg:y="2.2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8cm" svg:y1="0.6cm" svg:x2="4.4cm" svg:y2="2.4cm">
          <text:p/>
        </draw:line>
        <draw:line draw:style-name="gr2" draw:text-style-name="P2" draw:layer="layout" svg:x1="0.8cm" svg:y1="2.8cm" svg:x2="4.3cm" svg:y2="2.8cm">
          <text:p/>
        </draw:line>
        <draw:line draw:style-name="gr2" draw:text-style-name="P2" draw:layer="layout" svg:x1="0.8cm" svg:y1="5cm" svg:x2="4.4cm" svg:y2="3.2cm">
          <text:p/>
        </draw:line>
        <draw:frame draw:style-name="gr3" draw:text-style-name="P3" draw:layer="layout" svg:width="1.12cm" svg:height="1.114cm" svg:x="2.4cm" svg:y="0.686cm">
          <draw:text-box>
            <text:p>w<text:span text:style-name="T1">ij</text:span></text:p>
          </draw:text-box>
        </draw:frame>
        <draw:frame draw:style-name="gr3" draw:text-style-name="P3" draw:layer="layout" svg:width="0.981cm" svg:height="1.114cm" svg:x="0cm" svg:y="0cm">
          <draw:text-box>
            <text:p>x<text:span text:style-name="T1">ij</text:span></text:p>
          </draw:text-box>
        </draw:frame>
        <draw:frame draw:style-name="gr3" draw:text-style-name="P3" draw:layer="layout" svg:width="2.903cm" svg:height="1.114cm" svg:x="3.5cm" svg:y="3.8cm">
          <draw:text-box>
            <text:p>y<text:span text:style-name="T1">j</text:span>=<text:span text:style-name="T2">∑</text:span><text:span text:style-name="T3">i</text:span><text:span text:style-name="T4">w</text:span><text:span text:style-name="T3">ij</text:span><text:span text:style-name="T4">x</text:span><text:span text:style-name="T3">ij</text:span></text:p>
          </draw:text-box>
        </draw:frame>
        <draw:line draw:style-name="gr4" draw:text-style-name="P2" draw:layer="layout" svg:x1="5.6cm" svg:y1="2.8cm" svg:x2="8.9cm" svg:y2="2.8cm">
          <text:p text:style-name="P1"/>
        </draw:line>
        <draw:frame draw:style-name="gr5" draw:text-style-name="P4" draw:layer="layout" svg:width="2.488cm" svg:height="1.114cm" svg:x="5.8cm" svg:y="1.7cm">
          <draw:text-box>
            <text:p text:style-name="P1">z<text:span text:style-name="T1">j</text:span>=<text:span text:style-name="T2">σ(y</text:span><text:span text:style-name="T5">j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achelson</meta:initial-creator>
    <meta:creation-date>2018-04-10T23:54:26.319363535</meta:creation-date>
    <dc:date>2018-04-11T00:03:14.011149814</dc:date>
    <dc:creator>Emmanuel Rachelson</dc:creator>
    <meta:editing-duration>PT1M15S</meta:editing-duration>
    <meta:editing-cycles>1</meta:editing-cycles>
    <meta:document-statistic meta:object-count="9"/>
    <meta:generator>LibreOffice/5.1.6.2$Linux_X86_64 LibreOffice_project/10m0$Build-2</meta:generator>
  </office:meta>
</office:document-meta>
</file>